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99078" officeooo:paragraph-rsid="00099078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99078" officeooo:paragraph-rsid="0041c39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41c398" officeooo:paragraph-rsid="0041c39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851bf0" officeooo:paragraph-rsid="00851bf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99078" officeooo:paragraph-rsid="0009907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cf36" officeooo:paragraph-rsid="000a04b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04b6" officeooo:paragraph-rsid="000a04b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b0cfd" officeooo:paragraph-rsid="000b0cf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0cfd" officeooo:paragraph-rsid="000cfa5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d535b" officeooo:paragraph-rsid="000d53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535b" officeooo:paragraph-rsid="000ee92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1176d" officeooo:paragraph-rsid="0011176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199db" officeooo:paragraph-rsid="001199d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506a2" officeooo:paragraph-rsid="001506a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670b3" officeooo:paragraph-rsid="001670b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7a082" officeooo:paragraph-rsid="0017a08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18a8" officeooo:paragraph-rsid="001818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9e65f" officeooo:paragraph-rsid="0019e65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b0231" officeooo:paragraph-rsid="001b02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b169f" officeooo:paragraph-rsid="001b169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b30e9" officeooo:paragraph-rsid="001b30e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e0f85" officeooo:paragraph-rsid="001e0f8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f7d72" officeooo:paragraph-rsid="001f7d7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12fac" officeooo:paragraph-rsid="00212fa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474b1" officeooo:paragraph-rsid="002474b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56955" officeooo:paragraph-rsid="0025695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86f2c" officeooo:paragraph-rsid="00286f2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9ec46" officeooo:paragraph-rsid="0029ec4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b810e" officeooo:paragraph-rsid="002b810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eb56" officeooo:paragraph-rsid="002beb5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d9081" officeooo:paragraph-rsid="002d908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df3a6" officeooo:paragraph-rsid="002df3a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fb994" officeooo:paragraph-rsid="002fb99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25c86" officeooo:paragraph-rsid="00325c8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4a8b9" officeooo:paragraph-rsid="0034a8b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63687" officeooo:paragraph-rsid="0036368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377a58" officeooo:paragraph-rsid="00377a5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390601" officeooo:paragraph-rsid="0039060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9920c" officeooo:paragraph-rsid="0039920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ba947" officeooo:paragraph-rsid="003ba94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3d2345" officeooo:paragraph-rsid="003d234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3d8926" officeooo:paragraph-rsid="003d892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3d99f0" officeooo:paragraph-rsid="003d99f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fa7e3" officeooo:paragraph-rsid="003fa7e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4d5de" officeooo:paragraph-rsid="0044d5d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94ed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d1ed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74d49" officeooo:paragraph-rsid="004e6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f6591" officeooo:paragraph-rsid="004f659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fe3be" officeooo:paragraph-rsid="004fe3b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52c488" officeooo:paragraph-rsid="0052c48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5716ef" officeooo:paragraph-rsid="005716ef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582665" officeooo:paragraph-rsid="0058266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59d437" officeooo:paragraph-rsid="0059d43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5d8a97" officeooo:paragraph-rsid="005d8a9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5e5a53" officeooo:paragraph-rsid="005e5a5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610d23" officeooo:paragraph-rsid="00610d2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625ceb" officeooo:paragraph-rsid="00625ce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641690" officeooo:paragraph-rsid="0064169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65ea02" officeooo:paragraph-rsid="0065ea0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670ae5" officeooo:paragraph-rsid="00670ae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6952fc" officeooo:paragraph-rsid="006952f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6a4202" officeooo:paragraph-rsid="006a420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6c289e" officeooo:paragraph-rsid="006c289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6cde5d" officeooo:paragraph-rsid="006cde5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6d4ab6" officeooo:paragraph-rsid="006d4ab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6e832e" officeooo:paragraph-rsid="006e832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6fbfae" officeooo:paragraph-rsid="006fbfa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723c92" officeooo:paragraph-rsid="00723c9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734c59" officeooo:paragraph-rsid="00734c59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73cd23" officeooo:paragraph-rsid="0073cd2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7401a0" officeooo:paragraph-rsid="007401a0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7512d3" officeooo:paragraph-rsid="007512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79df6c" officeooo:paragraph-rsid="0079df6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7ba890" officeooo:paragraph-rsid="007ba89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7e57ab" officeooo:paragraph-rsid="007e57ab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810225" officeooo:paragraph-rsid="0081022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82312a" officeooo:paragraph-rsid="0082312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851bf0" officeooo:paragraph-rsid="00851bf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a08bc7" officeooo:paragraph-rsid="00a08bc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a1dafb" officeooo:paragraph-rsid="00a1daf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07d0a" officeooo:paragraph-rsid="0011176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494ed5" officeooo:paragraph-rsid="004a8280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4a8280" officeooo:paragraph-rsid="004c154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4d1edc" officeooo:paragraph-rsid="004ddd4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a2525d" officeooo:paragraph-rsid="00851bf0" style:font-size-asian="10.5pt" style:font-weight-asian="normal" style:font-size-complex="12pt" style:font-weight-complex="normal"/>
    </style:style>
    <style:style style:name="T1" style:family="text">
      <style:text-properties officeooo:rsid="000a04b6"/>
    </style:style>
    <style:style style:name="T2" style:family="text">
      <style:text-properties officeooo:rsid="000cfa54"/>
    </style:style>
    <style:style style:name="T3" style:family="text">
      <style:text-properties officeooo:rsid="000ee928"/>
    </style:style>
    <style:style style:name="T4" style:family="text">
      <style:text-properties officeooo:rsid="001199db"/>
    </style:style>
    <style:style style:name="T5" style:family="text">
      <style:text-properties officeooo:rsid="00130cf5"/>
    </style:style>
    <style:style style:name="T6" style:family="text">
      <style:text-properties officeooo:rsid="0017a082"/>
    </style:style>
    <style:style style:name="T7" style:family="text">
      <style:text-properties officeooo:rsid="001b30e9"/>
    </style:style>
    <style:style style:name="T8" style:family="text">
      <style:text-properties officeooo:rsid="001c81de"/>
    </style:style>
    <style:style style:name="T9" style:family="text">
      <style:text-properties officeooo:rsid="001f7d72"/>
    </style:style>
    <style:style style:name="T10" style:family="text">
      <style:text-properties officeooo:rsid="00229294"/>
    </style:style>
    <style:style style:name="T11" style:family="text">
      <style:text-properties officeooo:rsid="00238dc2"/>
    </style:style>
    <style:style style:name="T12" style:family="text">
      <style:text-properties officeooo:rsid="0026ddb8"/>
    </style:style>
    <style:style style:name="T13" style:family="text">
      <style:text-properties officeooo:rsid="002b810e"/>
    </style:style>
    <style:style style:name="T14" style:family="text">
      <style:text-properties officeooo:rsid="002f488d"/>
    </style:style>
    <style:style style:name="T15" style:family="text">
      <style:text-properties officeooo:rsid="00341e4d"/>
    </style:style>
    <style:style style:name="T16" style:family="text">
      <style:text-properties officeooo:rsid="0035ce0e"/>
    </style:style>
    <style:style style:name="T17" style:family="text">
      <style:text-properties officeooo:rsid="0036d2d8"/>
    </style:style>
    <style:style style:name="T18" style:family="text">
      <style:text-properties officeooo:rsid="003a259d"/>
    </style:style>
    <style:style style:name="T19" style:family="text">
      <style:text-properties officeooo:rsid="003d8926"/>
    </style:style>
    <style:style style:name="T20" style:family="text">
      <style:text-properties officeooo:rsid="003f0247"/>
    </style:style>
    <style:style style:name="T21" style:family="text">
      <style:text-properties officeooo:rsid="0040a579"/>
    </style:style>
    <style:style style:name="T22" style:family="text">
      <style:text-properties officeooo:rsid="00484f77"/>
    </style:style>
    <style:style style:name="T23" style:family="text">
      <style:text-properties officeooo:rsid="00494ed5"/>
    </style:style>
    <style:style style:name="T24" style:family="text">
      <style:text-properties officeooo:rsid="004c2f22"/>
    </style:style>
    <style:style style:name="T25" style:family="text">
      <style:text-properties officeooo:rsid="004d1edc"/>
    </style:style>
    <style:style style:name="T26" style:family="text">
      <style:text-properties officeooo:rsid="004ddd45"/>
    </style:style>
    <style:style style:name="T27" style:family="text">
      <style:text-properties officeooo:rsid="004e6ffe"/>
    </style:style>
    <style:style style:name="T28" style:family="text">
      <style:text-properties officeooo:rsid="004fe3be"/>
    </style:style>
    <style:style style:name="T29" style:family="text">
      <style:text-properties officeooo:rsid="00517f4f"/>
    </style:style>
    <style:style style:name="T30" style:family="text">
      <style:text-properties officeooo:rsid="005454dd"/>
    </style:style>
    <style:style style:name="T31" style:family="text">
      <style:text-properties officeooo:rsid="0057691a"/>
    </style:style>
    <style:style style:name="T32" style:family="text">
      <style:text-properties officeooo:rsid="005a3c09"/>
    </style:style>
    <style:style style:name="T33" style:family="text">
      <style:text-properties officeooo:rsid="005bd288"/>
    </style:style>
    <style:style style:name="T34" style:family="text">
      <style:text-properties officeooo:rsid="005e3d1e"/>
    </style:style>
    <style:style style:name="T35" style:family="text">
      <style:text-properties officeooo:rsid="005eff4d"/>
    </style:style>
    <style:style style:name="T36" style:family="text">
      <style:text-properties officeooo:rsid="00627931"/>
    </style:style>
    <style:style style:name="T37" style:family="text">
      <style:text-properties officeooo:rsid="00662882"/>
    </style:style>
    <style:style style:name="T38" style:family="text">
      <style:text-properties officeooo:rsid="0068d9fa"/>
    </style:style>
    <style:style style:name="T39" style:family="text">
      <style:text-properties officeooo:rsid="006b988e"/>
    </style:style>
    <style:style style:name="T40" style:family="text">
      <style:text-properties officeooo:rsid="006c40d3"/>
    </style:style>
    <style:style style:name="T41" style:family="text">
      <style:text-properties officeooo:rsid="006fa54c"/>
    </style:style>
    <style:style style:name="T42" style:family="text">
      <style:text-properties officeooo:rsid="0071070c"/>
    </style:style>
    <style:style style:name="T43" style:family="text">
      <style:text-properties officeooo:rsid="0072c09e"/>
    </style:style>
    <style:style style:name="T44" style:family="text">
      <style:text-properties officeooo:rsid="007657d9"/>
    </style:style>
    <style:style style:name="T45" style:family="text">
      <style:text-properties officeooo:rsid="0077f491"/>
    </style:style>
    <style:style style:name="T46" style:family="text">
      <style:text-properties officeooo:rsid="007b53ea"/>
    </style:style>
    <style:style style:name="T47" style:family="text">
      <style:text-properties officeooo:rsid="007ce2aa"/>
    </style:style>
    <style:style style:name="T48" style:family="text">
      <style:text-properties officeooo:rsid="007f0c46"/>
    </style:style>
    <style:style style:name="T49" style:family="text">
      <style:text-properties officeooo:rsid="008343bc"/>
    </style:style>
    <style:style style:name="T50" style:family="text">
      <style:text-properties officeooo:rsid="00a08bc7"/>
    </style:style>
    <style:style style:name="T51" style:family="text">
      <style:text-properties officeooo:rsid="00a2525d"/>
    </style:style>
    <style:style style:name="T52" style:family="text">
      <style:text-properties officeooo:rsid="00a2de95"/>
    </style:style>
    <style:style style:name="T53" style:family="text">
      <style:text-properties officeooo:rsid="00a55e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NDLISTE</text:p>
      <text:p text:style-name="P1"/>
      <text:p text:style-name="P3">STRG + F <text:span text:style-name="T53">to search</text:span>!</text:p>
      <text:p text:style-name="P2"/>
      <text:p text:style-name="P5">Ascend Point – TOTK: <text:s text:c="5"/><text:tab/><text:tab/><text:tab/><text:tab/>End</text:p>
      <text:p text:style-name="P5">Battle <text:span text:style-name="T1">(Field)</text:span> – BOTW: <text:s text:c="2"/><text:tab/><text:tab/><text:tab/><text:tab/><text:span text:style-name="T53">Battle</text:span> <text:span text:style-name="T1">(O</text:span><text:span text:style-name="T53">verworld</text:span><text:span text:style-name="T1">)</text:span></text:p>
      <text:p text:style-name="P5">Battle (GanonVillages Castle) – TOTK:<text:tab/><text:tab/><text:tab/><text:span text:style-name="T53">Battle</text:span> (Deepslat<text:span text:style-name="T53">e</text:span>)</text:p>
      <text:p text:style-name="P5">Battle (Divine Beast) – BOTW:<text:tab/><text:tab/> <text:tab/><text:span text:style-name="T53">Battle</text:span> (End)</text:p>
      <text:p text:style-name="P5">Battle (Dungeon) – TOTK:<text:tab/><text:tab/><text:tab/><text:tab/>Battle (Nether)</text:p>
      <text:p text:style-name="P6">Battle (Molduga) – BOTW/TOTK:<text:tab/><text:tab/><text:tab/>Battle (Desert)</text:p>
      <text:p text:style-name="P6"><text:span text:style-name="T1">Battle (Field) – TOTK:</text:span> <text:tab/><text:tab/><text:tab/><text:tab/><text:span text:style-name="T1">Battle (Overworld)</text:span></text:p>
      <text:p text:style-name="P7">Battle (Dark Beast Ganon) – BOTW:<text:tab/><text:tab/>Battle (Ender Dragon)</text:p>
      <text:p text:style-name="P8">Prolog – TOTK:<text:tab/><text:tab/><text:tab/><text:tab/><text:tab/>Deep Dark</text:p>
      <text:p text:style-name="P8">Battle (Calamity Ganon) [Phase 1] – BOTW:<text:tab/>Battle (Wither) [Overworld] {Phase 1}</text:p>
      <text:p text:style-name="P9">Battle (Calamity Ganon) [Phase <text:span text:style-name="T2">2</text:span>] – BOTW:<text:tab/>Battle (Wither) [Overworld] {Phase <text:span text:style-name="T2">2</text:span>}</text:p>
      <text:p text:style-name="P10">Hyrule Castle – BOTW:<text:tab/><text:tab/><text:tab/><text:tab/>Stronghold</text:p>
      <text:p text:style-name="P10">Hyrule Castle (Sky) – TOTK:<text:tab/><text:tab/><text:tab/>End City</text:p>
      <text:p text:style-name="P11"><text:span text:style-name="T3">Cave (Day) – TOTK:<text:tab/><text:tab/><text:tab/><text:tab/><text:tab/>Cave </text:span><text:span text:style-name="T4">(</text:span><text:span text:style-name="T3">Over Y=0</text:span><text:span text:style-name="T4">) </text:span></text:p>
      <text:p text:style-name="P11"><text:span text:style-name="T3">Cave (Night) – TOTK:<text:tab/><text:tab/><text:tab/><text:tab/>Cave </text:span><text:span text:style-name="T4">(</text:span><text:span text:style-name="T3">Over Y=0</text:span><text:span text:style-name="T4">)</text:span></text:p>
      <text:p text:style-name="P82">Colgera (Phase 1) – TOTK:<text:tab/><text:tab/><text:tab/><text:tab/>Battle (Wither) [Ice Area]</text:p>
      <text:p text:style-name="P12">Colgera (Phase 2) – TOTK:<text:tab/><text:tab/><text:tab/><text:tab/>Battle (Wither) [Ice Area]</text:p>
      <text:p text:style-name="P13">Core – UNDERTALE:<text:tab/><text:tab/><text:tab/><text:tab/>Stronghold</text:p>
      <text:p text:style-name="P13">Crossroads – Hollow Knight:<text:tab/><text:tab/><text:tab/><text:tab/><text:span text:style-name="T5">Cave (Over Y=0) [Outside Cave Biom]</text:span></text:p>
      <text:p text:style-name="P14">Crystal Peaks – Hollow Knight:<text:tab/><text:tab/><text:tab/>Cave (Over Y=0) [In Cave Biom]</text:p>
      <text:p text:style-name="P15">Death Mountain – BOTW:<text:tab/><text:tab/><text:tab/><text:tab/>Nether</text:p>
      <text:p text:style-name="P15">Depths – TOTK:<text:tab/><text:tab/><text:tab/><text:tab/><text:tab/>End/Deepslate</text:p>
      <text:p text:style-name="P15">Depths (Dive) – TOTK:<text:tab/><text:tab/><text:tab/><text:tab/><text:span text:style-name="T6">Deepslate</text:span></text:p>
      <text:p text:style-name="P16">Desert (Field) – BOTW/TOTK:<text:tab/><text:tab/><text:tab/><text:span text:style-name="T10">Hot Bioms</text:span></text:p>
      <text:p text:style-name="P17">Battle (Demon Dragon) – TOTK:<text:tab/><text:tab/><text:tab/>Battle (Ender Dragon)</text:p>
      <text:p text:style-name="P18">Dragonhead Island – TOTK:<text:tab/><text:tab/><text:tab/><text:tab/>Jungle</text:p>
      <text:p text:style-name="P19">The Doors of Durin – LOTR:<text:tab/><text:tab/><text:tab/><text:tab/>Unused</text:p>
      <text:p text:style-name="P20">Kingdoms Edge – Hollow Knight:<text:tab/><text:tab/><text:tab/><text:span text:style-name="T7">Weather (Snow)</text:span></text:p>
      <text:p text:style-name="P21">Edoras Theme – LOTR:<text:tab/><text:tab/><text:tab/><text:tab/>Adven<text:span text:style-name="T11">tur</text:span>e </text:p>
      <text:p text:style-name="P22">Eldin Theme – Skyward Sword:<text:tab/><text:tab/><text:tab/><text:span text:style-name="T9">Nether/Vulkan</text:span></text:p>
      <text:p text:style-name="P23">Passing of the Elves – LOTR:<text:tab/><text:tab/><text:tab/>Moderate Biom (Evening)</text:p>
      <text:p text:style-name="P24">The End of All Things – LOTR:<text:tab/><text:tab/><text:tab/>Nether</text:p>
      <text:p text:style-name="P24">Field (Cold) – BOTW/TOTK:<text:tab/><text:tab/><text:tab/>Cold Biom</text:p>
      <text:p text:style-name="P25">Field (Day) – BOTW:<text:tab/> <text:tab/><text:tab/><text:tab/><text:tab/>Moderate Bioms (Day)</text:p>
      <text:p text:style-name="P25">Field (Day) – TOTK:<text:tab/><text:tab/><text:tab/><text:tab/><text:tab/>Moderate Bioms (Day)</text:p>
      <text:p text:style-name="P25">Field (Night) – BOTW:<text:tab/><text:tab/><text:tab/><text:tab/>Moderate Bioms (Night)</text:p>
      <text:p text:style-name="P25">Field (Night) – TOTK:<text:tab/><text:tab/><text:tab/><text:tab/>Moderate Bioms (Night)</text:p>
      <text:p text:style-name="P25">Field (Hot) – BOTW/TOTK:<text:tab/><text:tab/><text:tab/><text:tab/>Nether/Vulkan</text:p>
      <text:p text:style-name="P26">Fire Temple (Phase 5) – TOTK:<text:tab/><text:tab/><text:tab/><text:span text:style-name="T12">Unused</text:span></text:p>
      <text:p text:style-name="P27">Battle (Flux) – TOTK:<text:tab/><text:tab/><text:tab/><text:tab/>Battle (Sky)</text:p>
      <text:p text:style-name="P27">Battle (Frox) – TOTK:<text:tab/><text:tab/><text:tab/><text:tab/>Battle (Deepslate)</text:p>
      <text:p text:style-name="P28">Battle (Ganon) [Phase 2] - TOTK:<text:tab/><text:tab/><text:tab/>Battle (Wither) [End] <text:span text:style-name="T13">{Phase 1}</text:span></text:p>
      <text:p text:style-name="P29">Battle (Ganon) [Phase 2.5] – TOTK:<text:tab/><text:tab/><text:tab/>Battle (Wither) [End] {Phase 2}</text:p>
      <text:p text:style-name="P30">GanonVillages Castle – TOTK:<text:tab/><text:tab/><text:tab/><text:tab/>Ancient City</text:p>
      <text:p text:style-name="P31">Battle (Ganondord) {Phase 1} – TOTK:<text:tab/><text:tab/>Battle (End)</text:p>
      <text:p text:style-name="P32">Geoglyph – TOTK:<text:tab/><text:tab/><text:tab/><text:tab/><text:tab/><text:span text:style-name="T14">Warm Biom</text:span></text:p>
      <text:p text:style-name="P33"><text:soft-page-break/>Gerudo Town (Day) – BOTW/TOTK:<text:tab/><text:tab/>Village (Desert/Savanna) [Night]</text:p>
      <text:p text:style-name="P33">Gerudo Town (Night) – BOTW/TOTK:<text:tab/><text:tab/>Village (Desert/Savanna) [Day]</text:p>
      <text:p text:style-name="P34">Gerudo Ruins – TOTK:<text:tab/><text:tab/><text:tab/><text:tab/><text:span text:style-name="T15">Hot Bioms</text:span></text:p>
      <text:p text:style-name="P35">Battle (Queen Gibdo) [Phase 2] – TOTK:<text:tab/><text:tab/><text:span text:style-name="T16">Unused</text:span></text:p>
      <text:p text:style-name="P36">Battle (Gleeok) – TOTK:<text:tab/><text:tab/><text:tab/><text:tab/><text:span text:style-name="T17">Weather (Thunderstorm)</text:span></text:p>
      <text:p text:style-name="P37">Battle (Gloom Hands) – TOTK:<text:tab/><text:tab/><text:tab/>Battle <text:s/>(Warden)</text:p>
      <text:p text:style-name="P38">Battle (Gohma) – TOTK: <text:tab/><text:tab/><text:tab/><text:tab/>Battle (Wither) [Nether]</text:p>
      <text:p text:style-name="P39">Greenpath – Hollow Knight:<text:tab/><text:tab/><text:tab/><text:tab/><text:span text:style-name="T18">Jungle</text:span></text:p>
      <text:p text:style-name="P40">Vordt of the boreal Valley – Dark Souls III:<text:tab/><text:tab/>Baby Pink Sheep</text:p>
      <text:p text:style-name="P41">Hateno (Day) – BOTW/TOTK:<text:tab/><text:tab/><text:tab/><text:span text:style-name="T19">Village (Normal) [Day]</text:span></text:p>
      <text:p text:style-name="P42">Hateno (Night) – BOTW/TOTK:<text:tab/><text:tab/><text:tab/>Village (Normal [Night]</text:p>
      <text:p text:style-name="P43">Shire Theme – LOTR:<text:tab/><text:tab/><text:tab/><text:tab/><text:span text:style-name="T20">Village (Normal) <text:s/>[Day]</text:span></text:p>
      <text:p text:style-name="P44">Field of Hopes and Dreams – DELTARUNE:<text:tab/><text:span text:style-name="T21">Moderate Bioms (Night)</text:span></text:p>
      <text:p text:style-name="P45">Kakariko (Day) – BOTW/TOTK:<text:tab/><text:tab/><text:tab/>Cherry Grove (Day)</text:p>
      <text:p text:style-name="P45">Kakariko (Night) – BOTW/TOTK:<text:tab/><text:tab/><text:tab/>Cherry Grove (Night)</text:p>
      <text:p text:style-name="P46">Kass Theme – BOTW:<text:tab/><text:tab/><text:tab/><text:tab/>Adventure <text:span text:style-name="T22">/</text:span><text:span text:style-name="T23">Water</text:span></text:p>
      <text:p text:style-name="P83">Kass (Cover) – QUMU:<text:tab/><text:tab/><text:tab/><text:tab/>Adventure /Water</text:p>
      <text:p text:style-name="P84">Battle (Kohga) – BOTW:<text:tab/><text:tab/><text:tab/><text:tab/>Battle (Evoker) [Woodland Mansion]</text:p>
      <text:p text:style-name="P47"><text:span text:style-name="T24">Korok Forest (Day) – BOTW/TOTK:<text:tab/><text:tab/></text:span><text:span text:style-name="T25">Mirage Isles (Day)</text:span></text:p>
      <text:p text:style-name="P85">Korok Forest (Night) – BOTW/TOTK:<text:tab/><text:tab/>Mirage Isles (Night)</text:p>
      <text:p text:style-name="P48"><text:span text:style-name="T26">Labyrinth (Ground) – BOTW/TOTK:<text:tab/><text:tab/></text:span><text:span text:style-name="T27">Dark Forest</text:span></text:p>
      <text:p text:style-name="P49">Labyrinth (Depths) – <text:span text:style-name="T28">T</text:span>OTK:<text:tab/><text:tab/><text:tab/><text:tab/>Dark Forest</text:p>
      <text:p text:style-name="P50">Labyrinth (Sky) – TOTK:<text:tab/><text:tab/><text:tab/><text:tab/><text:span text:style-name="T29">Cloud Forest</text:span></text:p>
      <text:p text:style-name="P51">Lanayru (Past) – Skyward Sword:<text:tab/><text:tab/><text:tab/><text:span text:style-name="T30">Desert (Day)</text:span></text:p>
      <text:p text:style-name="P52">Lightroot – TOTK:<text:tab/><text:tab/><text:tab/><text:tab/><text:tab/><text:span text:style-name="T31">End</text:span></text:p>
      <text:p text:style-name="P53">Lurelin (Day) – BOTW/TOTK:<text:tab/><text:tab/><text:tab/>Water (Day)</text:p>
      <text:p text:style-name="P53">Lurelin (Night) – BOTW/TOTK:<text:tab/><text:tab/><text:tab/>Water (Night)</text:p>
      <text:p text:style-name="P54">Another Medium – UNDERTALE:<text:tab/><text:tab/><text:tab/><text:span text:style-name="T32">Nether Fortress/</text:span><text:span text:style-name="T33">Bastion</text:span></text:p>
      <text:p text:style-name="P55">Mine – TOTK:<text:tab/><text:tab/><text:tab/><text:tab/><text:tab/><text:span text:style-name="T34">Deep Dark</text:span></text:p>
      <text:p text:style-name="P56">Battle (Molgera) – Wind Waker:<text:tab/><text:tab/><text:tab/><text:span text:style-name="T35">Battle (Wither) [Hot Bioms] {Phase 2}</text:span></text:p>
      <text:p text:style-name="P57">Demon Kings Army – TOTK:<text:tab/><text:tab/><text:tab/>Raid</text:p>
      <text:p text:style-name="P58">Mountain – BOTW/TOTK:<text:tab/><text:tab/><text:tab/><text:tab/><text:span text:style-name="T36">Mountain</text:span></text:p>
      <text:p text:style-name="P59">Battle (Vah Naboris) – BOTW:<text:tab/><text:tab/><text:tab/>Battle (Wither) [Hot Bioms] {Phase 1}</text:p>
      <text:p text:style-name="P60">Window to the Past – Harry Potter:<text:tab/><text:tab/><text:tab/><text:span text:style-name="T37">Moderate Bioms (Day)</text:span></text:p>
      <text:p text:style-name="P61">Riding (Day) – BOTW/TOTK:<text:tab/><text:tab/><text:tab/>Moderate Bioms (Day)</text:p>
      <text:p text:style-name="P61">Riding (Night) – BOTW/TOTK:<text:tab/><text:tab/><text:tab/><text:span text:style-name="T38">Moderate Bioms (Night)</text:span></text:p>
      <text:p text:style-name="P62">Frozen Rito Village – TOTK:<text:tab/><text:tab/><text:tab/><text:tab/><text:span text:style-name="T44">Village (Snow)</text:span></text:p>
      <text:p text:style-name="P63">Rocky Area – BOTW/TOTK:<text:tab/><text:tab/><text:tab/><text:span text:style-name="T39">Boreal Bioms</text:span></text:p>
      <text:p text:style-name="P64">Ruins – BOTW/TOTK:<text:tab/><text:tab/><text:tab/><text:tab/><text:span text:style-name="T40">Mountain</text:span></text:p>
      <text:p text:style-name="P65">Ruins – UNDERTALE:<text:tab/><text:tab/><text:tab/><text:tab/>Trail Ruins</text:p>
      <text:p text:style-name="P66">Scarlet Forest – DELTARUNE:<text:tab/><text:tab/><text:tab/>Warped Forest</text:p>
      <text:p text:style-name="P67">Seaside – BOTW/TOTK:<text:tab/><text:tab/><text:tab/><text:tab/><text:span text:style-name="T41">Water (Day)</text:span></text:p>
      <text:p text:style-name="P68">Shortcut to the Mushrooms – LOTR:<text:tab/><text:tab/><text:span text:style-name="T42">Adventure </text:span></text:p>
      <text:p text:style-name="P69">Shrine Cave – BOTW/TOTK:<text:tab/><text:tab/><text:tab/><text:span text:style-name="T43">Jungle</text:span></text:p>
      <text:p text:style-name="P70">Sky – TOTK:<text:tab/><text:tab/><text:tab/><text:tab/><text:tab/><text:tab/>Sky</text:p>
      <text:p text:style-name="P71">Skydive – TOTK:<text:tab/><text:tab/><text:tab/><text:tab/><text:tab/>Sky</text:p>
      <text:p text:style-name="P72">Sky (Low Gravity) – TOTK:<text:tab/><text:tab/><text:tab/><text:tab/>Sky</text:p>
      <text:p text:style-name="P73">Snowdin – UNDERTALE:<text:tab/><text:tab/><text:tab/><text:tab/><text:span text:style-name="T45">Village (Snow)</text:span></text:p>
      <text:p text:style-name="P74">Snowy – UNDERTALE:<text:tab/><text:tab/><text:tab/><text:tab/><text:span text:style-name="T46">Cold Bioms</text:span></text:p>
      <text:p text:style-name="P75">Spirit Temple – TOTK:<text:tab/><text:tab/><text:tab/><text:tab/><text:span text:style-name="T47">Deep Dark</text:span></text:p>
      <text:p text:style-name="P76">Song of Storms (Cover) – Noble Demon:<text:tab/><text:tab/><text:span text:style-name="T48">Adventure </text:span></text:p>
      <text:p text:style-name="P77">Battle (Lynel) – BOTW:<text:tab/><text:tab/><text:tab/><text:tab/>Battle (Pillager Captain)</text:p>
      <text:p text:style-name="P77"><text:soft-page-break/>Battle (Lynel) – TOTK:<text:tab/><text:tab/><text:tab/><text:tab/>Battle (Pillager Captain)</text:p>
      <text:p text:style-name="P78">Tarrey Town (Day) – BOTW/TOTK:<text:tab/><text:tab/><text:span text:style-name="T49">Village (Normal) [Day]</text:span></text:p>
      <text:p text:style-name="P79">City of Tears – Hollow Knight:<text:tab/><text:tab/><text:tab/>Weather (Rain) [Day</text:p>
      <text:p text:style-name="P79">Forgotten Temple – TOTK:<text:tab/><text:tab/><text:tab/><text:tab/>Boreal Bioms</text:p>
      <text:p text:style-name="P79">Thunderhead Isles – TOTK:<text:tab/><text:tab/><text:tab/><text:tab/>Jungle</text:p>
      <text:p text:style-name="P79">Wasteland – BOTW/TOTK:<text:tab/><text:tab/><text:tab/><text:tab/>Warm Bioms</text:p>
      <text:p text:style-name="P79">Waterfall – UNDERTALE:<text:tab/><text:tab/><text:tab/><text:tab/>Cave (Biom)</text:p>
      <text:p text:style-name="P79">Weathertop – LOTR:<text:tab/><text:tab/><text:tab/><text:tab/><text:tab/>Battle (End<text:span text:style-name="T53">e</text:span>rman)</text:p>
      <text:p text:style-name="P79">Careless Whisper:<text:tab/><text:tab/><text:tab/><text:tab/><text:tab/>Villager Breeding</text:p>
      <text:p text:style-name="P79">Ascend to Wind Temple – TOTK:<text:tab/><text:tab/><text:tab/>Weather (Snow)</text:p>
      <text:p text:style-name="P79">Yiga Clan Hideout – BOTW:<text:tab/><text:tab/><text:tab/><text:tab/>Woodland Mansion/Pillager Outpost</text:p>
      <text:p text:style-name="P79">Zonai Ruins – TOTK:<text:tab/><text:tab/><text:tab/><text:tab/><text:tab/>Jungle</text:p>
      <text:p text:style-name="P79">Zoras Domain (Day) – BOTW/TOTK:<text:tab/><text:tab/>Weather (Rain) [Day]</text:p>
      <text:p text:style-name="P79">Zoras Domain (Night) – BOTW/TOTK:<text:tab/><text:tab/>Weather (Rain) [Night]</text:p>
      <text:p text:style-name="P79">Zoras Domain (Sludge) – TOTK:<text:tab/><text:tab/><text:tab/>Ocean Monument</text:p>
      <text:p text:style-name="P8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9:18:29.407998215</meta:creation-date>
    <dc:date>2024-10-05T19:01:24.024990920</dc:date>
    <meta:editing-duration>PT1H40M51S</meta:editing-duration>
    <meta:editing-cycles>153</meta:editing-cycles>
    <meta:generator>LibreOffice/24.2.6.2$Linux_X86_64 LibreOffice_project/420$Build-2</meta:generator>
    <meta:document-statistic meta:table-count="0" meta:image-count="0" meta:object-count="0" meta:page-count="3" meta:paragraph-count="115" meta:word-count="663" meta:character-count="5106" meta:non-whitespace-character-count="4148"/>
  </office:meta>
</office:document-meta>
</file>